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5" table:default-cell-style-name="Default"/>
        <table:table-row table:style-name="ro1">
          <table:table-cell table:style-name="ce8" table:formula="of:=COM.MICROSOFT.CONCAT([.C203];[.F203];[.D203];[.G203];[.H20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8" table:formula="of:=COM.MICROSOFT.CONCAT([.C204];[.F204];[.D204];[.G204];[.H20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05" calcext:value-type="float">
            <text:p>1805</text:p>
          </table:table-cell>
          <table:table-cell table:style-name="ce5" table:formula="of:=[.E2]" office:value-type="float" office:value="1805" calcext:value-type="float">
            <text:p>1805.0</text:p>
          </table:table-cell>
          <table:table-cell/>
          <table:table-cell table:style-name="ce6"/>
          <table:table-cell table:style-name="ce32" table:formula="of:=[.V9]" office:value-type="float" office:value="99260548.0148" calcext:value-type="float">
            <text:p>99,260,548</text:p>
          </table:table-cell>
          <table:table-cell table:style-name="ce32"/>
          <table:table-cell table:style-name="ce11" table:formula="of:=[.W9]" office:value-type="float" office:value="4461779.5" calcext:value-type="float">
            <text:p>4,461,779.5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1]))" office:value-type="float" office:value="68590" calcext:value-type="float">
            <text:p>6859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0.87394" calcext:value-type="float">
            <text:p>230.9</text:p>
          </table:table-cell>
          <table:table-cell table:style-name="ce10" table:formula="of:=1.1%*(1+[.S21])/60" office:value-type="percentage" office:value="0.003366" calcext:value-type="percentage">
            <text:p>0.34%</text:p>
          </table:table-cell>
          <table:table-cell table:style-name="ce9" table:formula="of:=[.W2]*60" office:value-type="percentage" office:value="0.20196" calcext:value-type="percentage">
            <text:p>20.2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8" table:formula="of:=COM.MICROSOFT.CONCAT([.C205];[.F205];[.D205];[.G205];[.H20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5.3" calcext:value-type="float">
            <text:p>55.3</text:p>
          </table:table-cell>
          <table:table-cell table:style-name="ce6"/>
          <table:table-cell table:style-name="ce12" table:formula="of:=[.V10]" office:value-type="percentage" office:value="55.3" calcext:value-type="percentage">
            <text:p>55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1])" office:value-type="float" office:value="8365.75" calcext:value-type="float">
            <text:p>8365.8</text:p>
          </table:table-cell>
          <table:table-cell/>
          <table:table-cell table:style-name="ce6"/>
          <table:table-cell table:style-name="ce6" table:formula="of:=[.V11]" office:value-type="float" office:value="20.77" calcext:value-type="float">
            <text:p>20.77</text:p>
          </table:table-cell>
          <table:table-cell table:style-name="ce6"/>
          <table:table-cell table:style-name="ce12" table:formula="of:=[.V11]" office:value-type="percentage" office:value="20.77" calcext:value-type="percentage">
            <text:p>207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84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07:.E20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1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V12]" office:value-type="float" office:value="6.42" calcext:value-type="float">
            <text:p>6.42</text:p>
          </table:table-cell>
          <table:table-cell table:style-name="ce6"/>
          <table:table-cell table:style-name="ce12" table:formula="of:=[.V12]" office:value-type="percentage" office:value="6.42" calcext:value-type="percentage">
            <text:p>64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293.748106666667" calcext:value-type="float">
            <text:p>293.7</text:p>
          </table:table-cell>
          <table:table-cell table:style-name="ce10" table:formula="of:=1.1%*(1+[.S21]+500%)/60" office:value-type="percentage" office:value="0.00428266666666667" calcext:value-type="percentage">
            <text:p>0.43%</text:p>
          </table:table-cell>
          <table:table-cell table:style-name="ce9" table:formula="of:=[.W5]*60" office:value-type="percentage" office:value="0.25696" calcext:value-type="percentage">
            <text:p>25.7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08:.E20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1])" office:value-type="float" office:value="25481" calcext:value-type="float">
            <text:p>25481.0</text:p>
          </table:table-cell>
          <table:table-cell/>
          <table:table-cell table:style-name="ce6"/>
          <table:table-cell table:style-name="ce6" table:formula="of:=[.U22]" office:value-type="float" office:value="0" calcext:value-type="float">
            <text:p>0</text:p>
          </table:table-cell>
          <table:table-cell table:style-name="ce6"/>
          <table:table-cell table:style-name="ce12" table:formula="of:=[.V21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" office:value-type="float" office:value="1512" calcext:value-type="float">
            <text:p>1512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09:.E20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0:.E21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3]" office:value-type="string" office:string-value="The Arcane Eternal" calcext:value-type="string">
            <text:p>The Arcane Eternal</text:p>
          </table:table-cell>
          <table:table-cell table:formula="of:=[.B35]" office:value-type="string" office:string-value="The Ashen Titan" calcext:value-type="string">
            <text:p>The Ashen Titan</text:p>
          </table:table-cell>
          <table:table-cell table:formula="of:=[.B47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1:.E21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1]))/(1/(1+[.$AW$21]))" office:value-type="float" office:value="27649177.72" calcext:value-type="float">
            <text:p>27649177.7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9260548.0148" calcext:value-type="float">
            <text:p>99260548.0148</text:p>
          </table:table-cell>
          <table:table-cell table:style-name="ce6" table:formula="of:=([.T11]+[.T12])/2" office:value-type="float" office:value="4461779.5" calcext:value-type="float">
            <text:p>4461779.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2:.E21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1]))/(1/(1+[.$AK$21]))/(1/(1+[.$AW$21]))" office:value-type="float" office:value="170871918.3096" calcext:value-type="float">
            <text:p>170871918.309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1]" office:value-type="percentage" office:value="55.3" calcext:value-type="percentage">
            <text:p>55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3:.E21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19" table:formula="of:=1-1/(1+[.$P$21]+[.$AW$21]+[.$AN$21])" office:value-type="percentage" office:value="0.984409105082632" calcext:value-type="percentage">
            <text:p>98.4%</text:p>
          </table:table-cell>
          <table:table-cell table:formula="of:=1/(1-[.R11])" office:value-type="float" office:value="64.1400000000002" calcext:value-type="float">
            <text:p>64.1400000000002</text:p>
          </table:table-cell>
          <table:table-cell table:formula="of:=[.$T$2]/(1/(1+[.$P$21]+[.$AW$21]))" office:value-type="float" office:value="4284131.4" calcext:value-type="float">
            <text:p>4284131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1]" office:value-type="percentage" office:value="20.77" calcext:value-type="percentage">
            <text:p>207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4:.E21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19" table:formula="of:=1-1/(1+[.$P$21]+[.$AK$21]+[.$AW$21])" office:value-type="percentage" office:value="0.98521584861029" calcext:value-type="percentage">
            <text:p>98.5%</text:p>
          </table:table-cell>
          <table:table-cell table:formula="of:=1/(1-[.R12])" office:value-type="float" office:value="67.64" calcext:value-type="float">
            <text:p>67.64</text:p>
          </table:table-cell>
          <table:table-cell table:formula="of:=[.$T$2]/(1/(1+[.$P$21]+[.$AK$21]+[.$AW$21]))" office:value-type="float" office:value="4639427.6" calcext:value-type="float">
            <text:p>4639427.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1]" office:value-type="percentage" office:value="6.42" calcext:value-type="percentage">
            <text:p>64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9" table:formula="of:=COM.MICROSOFT.CONCAT([.C215:.E21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19" table:formula="of:=([.R11]+[.R12])/2" office:value-type="percentage" office:value="0.984812476846461" calcext:value-type="percentage">
            <text:p>98.5%</text:p>
          </table:table-cell>
          <table:table-cell table:style-name="ce14" table:formula="of:=([.S11]+[.S12])/2" office:value-type="float" office:value="65.8900000000001" calcext:value-type="float">
            <text:p>65.9</text:p>
          </table:table-cell>
          <table:table-cell table:style-name="ce14" table:formula="of:=([.T11]+[.T12])/2" office:value-type="float" office:value="4461779.5" calcext:value-type="float">
            <text:p>4461779.5</text:p>
          </table:table-cell>
          <table:table-cell table:style-name="ce6" table:number-columns-repeated="2"/>
          <table:table-cell table:number-columns-repeated="15"/>
          <table:table-cell table:style-name="ce9" table:formula="of:=[.AL52]+[.AM52]*[.E52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29]+[.AV29]*[.$E29])" office:value-type="percentage" office:value="0.44" calcext:value-type="percentage">
            <text:p>44.00%</text:p>
          </table:table-cell>
          <table:table-cell/>
          <table:table-cell table:style-name="ce9" table:formula="of:=[.AX52]+[.AY52]*[.E52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12];[.$E$2])" office:value-type="string" office:string-value="Vit: 1805" calcext:value-type="string">
            <text:p>Vit: 1805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1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17];[.$F$217];[.$L$217];[.$G$217];[.$H$217];[.$I$217])" office:value-type="string" office:string-value="Str:  545  [8,365.8]" calcext:value-type="string">
            <text:p>Str: <text:s/>545 <text:s/>[8,365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18];[.$F$218];[.$L$218];[.$G$218];[.$H$218];[.$I$218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19]; [.$F$219];[.$L$219];[.$G$219]; [.$H$219]; [.$I$219])" office:value-type="string" office:string-value="Int: 1660 [25,481.0]" calcext:value-type="string">
            <text:p>Int: 1660 [25,481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2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6:.P168])" office:value-type="percentage" office:value="55.3" calcext:value-type="percentage">
            <text:p>55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6:.S168])" office:value-type="percentage" office:value="17.36" calcext:value-type="percentage">
            <text:p>173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6:.V168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6:.Y168])" office:value-type="percentage" office:value="14.35" calcext:value-type="percentage">
            <text:p>143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6:.AB168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E26:.AE168])" office:value-type="percentage" office:value="14.35" calcext:value-type="percentage">
            <text:p>143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6:.AH168])" office:value-type="percentage" office:value="20.77" calcext:value-type="percentage">
            <text:p>207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6:.AK16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6:.AN16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6:.AQ168])" office:value-type="percentage" office:value="6.42" calcext:value-type="percentage">
            <text:p>64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6:.AT16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6:.AW168])" office:value-type="percentage" office:value="6.16" calcext:value-type="percentage">
            <text:p>61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6:.AZ16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style-name="ce14" table:formula="of:=COM.MICROSOFT.CONCAT(&quot;Resilience: &quot;; [.F222])" office:value-type="string" office:string-value="Resilience: 5,530.0%" calcext:value-type="string">
            <text:p>Resilience: 5,53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9" table:formula="of:=COM.MICROSOFT.CONCAT(&quot;Speed+:     &quot;;[.F223])" office:value-type="string" office:string-value="Speed+:     2,077.0%" calcext:value-type="string">
            <text:p>Speed+: <text:s text:c="4"/>2,07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9" table:formula="of:=COM.MICROSOFT.CONCAT(&quot;Damage+:    &quot;; [.F224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24]+([.C24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4]=1;[.$E$9];0%)+IF([.H24]=1;[.$E$11];0%)+IF([.G24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25]+([.C25]-1)*2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26];[.C226])" office:value-type="string" office:string-value="Health:   68,590" calcext:value-type="string">
            <text:p>Health: <text:s text:c="2"/>68,59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3" table:formula="of:=[.D26]+([.C26]-1)*20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5" table:formula="of:=([.N26]+[.O26]*[.$E26])" office:value-type="percentage" office:value="0.735" calcext:value-type="percentage">
            <text:p>73.50%</text:p>
          </table:table-cell>
          <table:table-cell table:style-name="ce35" table:formula="of:=[.P26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6]+[.O26]*[.$E26])*[.$K26]" office:value-type="percentage" office:value="7.35" calcext:value-type="percentage">
            <text:p>73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6]+[.X26]*[.$E26])*[.$K26]" office:value-type="percentage" office:value="7.35" calcext:value-type="percentage">
            <text:p>73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6]+[.AD26]*[.$E26])*[.$K26]" office:value-type="percentage" office:value="7.35" calcext:value-type="percentage">
            <text:p>73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6]+[.AG26]*[.$E26])*[.$K26]" office:value-type="percentage" office:value="7.35" calcext:value-type="percentage">
            <text:p>73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27];[.C227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7]+([.C27]-1)*20" office:value-type="float" office:value="45" calcext:value-type="float">
            <text:p>45</text:p>
          </table:table-cell>
          <table:table-cell table:number-columns-repeated="5"/>
          <table:table-cell table:style-name="ce9" table:formula="of:=1+IF([.F27]=1;[.$E$9];0%)+IF([.H27]=1;[.$E$11];0%)+IF([.G27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28];[.C228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8]+([.C28]-1)*20" office:value-type="float" office:value="70" calcext:value-type="float">
            <text:p>70</text:p>
          </table:table-cell>
          <table:table-cell table:style-name="ce4" table:number-columns-repeated="5"/>
          <table:table-cell table:style-name="ce36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9]+([.C29]-1)*20" office:value-type="float" office:value="48" calcext:value-type="float">
            <text:p>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9]=1;[.$E$9];0%)+IF([.H29]=1;[.$E$11];0%)+IF([.G29]=1;[.$E$10];0%)" office:value-type="percentage" office:value="14" calcext:value-type="percentage">
            <text:p>1400.00%</text:p>
          </table:table-cell>
          <table:table-cell table:style-name="ce37" table:formula="of:=([.Q29]+[.R29]*[.$E29])" office:value-type="percentage" office:value="1.24" calcext:value-type="percentage">
            <text:p>124.00%</text:p>
          </table:table-cell>
          <table:table-cell table:style-name="ce37" table:formula="of:=[.S29]" office:value-type="percentage" office:value="17.36" calcext:value-type="percentage">
            <text:p>1736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29]+[.R29]*[.$E29])*[.$K29]" office:value-type="percentage" office:value="17.36" calcext:value-type="percentage">
            <text:p>1736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29]+[.AJ29]*[.$E29])*[.$K29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29]+[.AV29]*[.$E29])*[.$K29]" office:value-type="percentage" office:value="6.16" calcext:value-type="percentage">
            <text:p>616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0]+([.C30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8" table:formula="of:=([.T30]+[.U30]*[.$E30])" office:value-type="percentage" office:value="1.1" calcext:value-type="percentage">
            <text:p>110.00%</text:p>
          </table:table-cell>
          <table:table-cell table:style-name="ce38" table:formula="of:=[.V30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0]+[.U30]*[.$E30])*[.$K30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31:.L231])" office:value-type="string" office:string-value="hp/sec:   0.34% [230.9] [297.1 seconds]" calcext:value-type="string">
            <text:p>hp/sec: <text:s text:c="2"/>0.34% [230.9] [297.1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1]+([.C31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32:.L232])" office:value-type="string" office:string-value="w/Mantle: 0.43% [293.7] [233.5 seconds]" calcext:value-type="string">
            <text:p>w/Mantle: 0.43% [293.7] [233.5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2]+([.C32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33:.L233])" office:value-type="string" office:string-value="mp/sec:   0.34% [367.6] [297.0 seconds]" calcext:value-type="string">
            <text:p>mp/sec: <text:s text:c="2"/>0.34% [367.6] [297.0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33]+([.C33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34:.L234])" office:value-type="string" office:string-value="w/Med:    0.41% [452.8] [241.2 seconds]" calcext:value-type="string">
            <text:p>w/Med: <text:s text:c="3"/>0.41% [452.8] [241.2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36];[.E236];[.F236];[.G236]; [.H236]; [.I236])" office:value-type="string" office:string-value="Mitigation:       98.481%     [hp x  65.89]" calcext:value-type="string">
            <text:p>Mitigation: <text:s text:c="6"/>98.481% <text:s text:c="4"/>[hp x <text:s/>65.89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6]+([.C36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6]=1;[.$E$9];0%)+IF([.H36]=1;[.$E$11];0%)+IF([.G36]=1;[.$E$10];0%)" office:value-type="percentage" office:value="12" calcext:value-type="percentage">
            <text:p>1200.00%</text:p>
          </table:table-cell>
          <table:table-cell table:style-name="ce34" table:formula="of:=([.N36]+[.O36]*[.$E36])" office:value-type="percentage" office:value="1.6" calcext:value-type="percentage">
            <text:p>160.00%</text:p>
          </table:table-cell>
          <table:table-cell table:style-name="ce34" table:formula="of:=[.P36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6]+[.O36]*[.$E36])*[.$K36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37]; [.E237]; [.F237]; [.G237]; [.H237]; [.I237])" office:value-type="string" office:string-value="Effective Health: 4,461,779.5 [hp x 250.38]" calcext:value-type="string">
            <text:p>Effective Health: 4,461,779.5 [hp x 250.38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7]+([.C37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9" table:formula="of:=([.N37]+[.O37]*[.$E37])" office:value-type="percentage" office:value="0.7" calcext:value-type="percentage">
            <text:p>70.00%</text:p>
          </table:table-cell>
          <table:table-cell table:style-name="ce9" table:formula="of:=[.P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7]+[.O37]*[.$E37])*[.$K37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7]+[.X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7]+[.AA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7]+[.AD37]*[.$E37])*[.$K37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7]+[.AG37]*[.$E37])*[.$K37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8]+([.C38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8]=1;[.$E$9];0%)+IF([.H38]=1;[.$E$11];0%)+IF([.G38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table:formula="of:=COM.MICROSOFT.CONCAT(&quot;First: &quot;; [.B23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9]+([.C39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H240]; &quot;-&quot;; [.I240]; [.K240]; [.B24]; [.L240]; [.D240]; [.M240]; [.N240]; [.O240]; [.P240];[.Q240];[.R240];[.S240] )" office:value-type="string" office:string-value="3-30 Archon Strike                   x5 " calcext:value-type="string">
            <text:p>3-30 Archon Strike <text:s text:c="18"/>x5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40]+([.C40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0]=1;[.$E$9];0%)+IF([.H40]=1;[.$E$11];0%)+IF([.G40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1]; &quot;-&quot;; [.I241]; [.K241]; [.B25]; [.L241]; [.D241]; [.M241]; [.N241]; [.O241]; [.P241];[.Q241];[.R241];[.S241] )" office:value-type="string" office:string-value="3-9  Sentinel Reconstruction [E]     x5 " calcext:value-type="string">
            <text:p>3-9 <text:s/>Sentinel Reconstruction [E] <text:s text:c="4"/>x5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1]+([.C41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42]; &quot;-&quot;; [.I242]; [.K242]; [.B26]; [.L242]; [.D242]; [.M242]; [.N242]; [.O242]; [.P242];[.Q242];[.R242];[.S242] )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2]+([.C42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2]=1;[.$E$9];0%)+IF([.H42]=1;[.$E$11];0%)+IF([.G42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3]; &quot;-&quot;; [.I243]; [.K243]; [.B27]; [.L243]; [.D243]; [.M243]; [.N243]; [.O243]; [.P243];[.Q243];[.R243];[.S243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3]+([.C43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37" table:formula="of:=([.AR43]+[.AS43]*[.$E43])" office:value-type="percentage" office:value="0.65" calcext:value-type="percentage">
            <text:p>65.00%</text:p>
          </table:table-cell>
          <table:table-cell table:style-name="ce37" table:formula="of:=[.AT43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3]+[.AS43]*[.$E43])*[.$K43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44]; &quot;-&quot;; [.I244]; [.K244]; [.B28]; [.L244]; [.D244]; [.M244]; [.N244]; [.O244]; [.P244];[.Q244];[.R244];[.S244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16" table:formula="of:=[.D44]+([.C44]-1)*20" office:value-type="float" office:value="47" calcext:value-type="float">
            <text:p>4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9" table:formula="of:=([.AF44]+[.AG44]*[.$E44])" office:value-type="percentage" office:value="0.535" calcext:value-type="percentage">
            <text:p>53.50%</text:p>
          </table:table-cell>
          <table:table-cell table:style-name="ce39" table:formula="of:=[.AH44]" office:value-type="percentage" office:value="6.42" calcext:value-type="percentage">
            <text:p>64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4]+[.AG44]*[.$E44])*[.$K44]" office:value-type="percentage" office:value="6.42" calcext:value-type="percentage">
            <text:p>64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4]+[.AP44]*[.$E44])*[.$K44]" office:value-type="percentage" office:value="6.42" calcext:value-type="percentage">
            <text:p>64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45]; &quot;-&quot;; [.I245]; [.K245]; [.B29]; [.L245]; [.D245]; [.M245]; [.N245]; [.O245]; [.P245];[.Q245];[.R245];[.S245] )" office:value-type="string" office:string-value="3-8  Sentinel Core [E]              x14 [44.0% =&gt; 616.0% Durability, 124.0% =&gt; 1,736.0% Health Regen, 25.0% =&gt; 350.0% Magic Resistance]" calcext:value-type="string">
            <text:p>3-8 <text:s/>Sentinel Core [E] <text:s text:c="13"/>x14 [44.0% =&gt; 616.0% Durability, 124.0% =&gt; 1,736.0% Health Regen, 25.0% =&gt; 350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5]+([.C4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5]=1;[.$E$9];0%)+IF([.H45]=1;[.$E$11];0%)+IF([.G45]=1;[.$E$10];0%)" office:value-type="percentage" office:value="10" calcext:value-type="percentage">
            <text:p>1000.00%</text:p>
          </table:table-cell>
          <table:table-cell table:style-name="ce37" table:formula="of:=([.T45]+[.U45]*[.$E45])" office:value-type="percentage" office:value="0.85" calcext:value-type="percentage">
            <text:p>85.00%</text:p>
          </table:table-cell>
          <table:table-cell table:style-name="ce37" table:formula="of:=[.V45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5]+[.U45]*[.$E45])*[.$K45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46]; &quot;-&quot;; [.I246]; [.K246]; [.B30]; [.L246]; [.D246]; [.M246]; [.N246]; [.O246]; [.P246];[.Q246];[.R246];[.S246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47]; &quot;-&quot;; [.I247]; [.K247]; [.B31]; [.L247]; [.D247]; [.M247]; [.N247]; [.O247]; [.P247];[.Q247];[.R247];[.S247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48]; &quot;-&quot;; [.I248]; [.K248]; [.B32]; [.L248]; [.D248]; [.M248]; [.N248]; [.O248]; [.P248];[.Q248];[.R248];[.S248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8]+([.C4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8]=1;[.$E$9];0%)+IF([.H48]=1;[.$E$11];0%)+IF([.G48]=1;[.$E$10];0%)+IF([.I48];[.$E$12];0%)+IF([.J48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49]; &quot;-&quot;; [.I249]; [.K249]; [.B33]; [.L249]; [.D249]; [.M249]; [.N249]; [.O249]; [.P249];[.Q249];[.R249];[.S249] )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  <table:table-cell office:value-type="string" calcext:value-type="string">
            <text:p>Fires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9]+([.C49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49]=1;[.$E$9];0%)+IF([.H49]=1;[.$E$11];0%)+IF([.G49]=1;[.$E$10];0%)+IF([.I49];[.$E$12];0%)+IF([.J49];[.$E$13])" office:value-type="percentage" office:value="13" calcext:value-type="percentage">
            <text:p>1300.00%</text:p>
          </table:table-cell>
          <table:table-cell table:style-name="ce9" table:formula="of:=([.N49]+[.O49]*[.$E49])" office:value-type="percentage" office:value="0.75" calcext:value-type="percentage">
            <text:p>75.00%</text:p>
          </table:table-cell>
          <table:table-cell table:style-name="ce9" table:formula="of:=[.P49]" office:value-type="percentage" office:value="9.75" calcext:value-type="percentage">
            <text:p>975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49]+[.O49]*[.$E49])*[.$K49]" office:value-type="percentage" office:value="9.75" calcext:value-type="percentage">
            <text:p>97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0]+([.C50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0]=1;[.$E$9];0%)+IF([.H50]=1;[.$E$11];0%)+IF([.G50]=1;[.$E$10];0%)+IF([.I50];[.$E$12];0%)+IF([.J50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Second: &quot;; [.B35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1]+([.C51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52]; &quot;-&quot;; [.I252]; [.K252]; [.B36]; [.L252]; [.D252]; [.M252]; [.N252]; [.O252]; [.P252];[.Q252];[.R252];[.S252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2]+([.C52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2]=1;[.$E$9];0%)+IF([.H52]=1;[.$E$11];0%)+IF([.G52]=1;[.$E$10];0%)+IF([.I52];[.$E$12];0%)+IF([.J52];[.$E$13])" office:value-type="percentage" office:value="14" calcext:value-type="percentage">
            <text:p>1400.00%</text:p>
          </table:table-cell>
          <table:table-cell table:style-name="ce38" table:formula="of:=([.N52]+[.O52]*[.$E52])" office:value-type="percentage" office:value="0.5" calcext:value-type="percentage">
            <text:p>50.00%</text:p>
          </table:table-cell>
          <table:table-cell table:style-name="ce38" table:formula="of:=[.P52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2]+[.O52]*[.$E52])*[.$K52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2]+[.AJ52]*[.$E52])*[.$K52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2]+[.AM52]*[.$E52])*[.$K52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2]+[.AY52]*[.$E52])*[.$K52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3]; &quot;-&quot;; [.I253]; [.K253]; [.B37]; [.L253]; [.D253]; [.M253]; [.N253]; [.O253]; [.P253];[.Q253];[.R253];[.S253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Manip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3]+([.C53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3]=1;[.$E$9];0%)+IF([.H53]=1;[.$E$11];0%)+IF([.G53]=1;[.$E$10];0%)+IF([.I53];[.$E$12];0%)+IF([.J53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formula="of:=COM.MICROSOFT.CONCAT([.H254]; &quot;-&quot;; [.I254]; [.K254]; [.B38]; [.L254]; [.D254]; [.M254]; [.N254]; [.O254]; [.P254];[.Q254];[.R254];[.S254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79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[.H255]; &quot;-&quot;; [.I255]; [.K255]; [.B39]; [.L255]; [.D255]; [.M255]; [.N255]; [.O255]; [.P255];[.Q255];[.R255];[.S255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40]; [.L256]; [.D256]; [.M256]; [.N256]; [.O256]; [.P256];[.Q256];[.R256];[.S256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41]; [.L257]; [.D257]; [.M257]; [.N257]; [.O257]; [.P257];[.Q257];[.R257];[.S257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42]; [.L258]; [.D258]; [.M258]; [.N258]; [.O258]; [.P258];[.Q258];[.R258];[.S258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43]; [.L259]; [.D259]; [.M259]; [.N259]; [.O259]; [.P259];[.Q259];[.R259];[.S259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0]; &quot;-&quot;; [.I260]; [.K260]; [.B44]; [.L260]; [.D260]; [.M260]; [.N260]; [.O260]; [.P260];[.Q260];[.R260];[.S260] )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45]; [.L261]; [.D261]; [.M261]; [.N261]; [.O261]; [.P261];[.Q261];[.R261];[.S261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Third: &quot;; [.B47])" office:value-type="string" office:string-value="Third: The Primordial Arbiter" calcext:value-type="string">
            <text:p>Third: The Primordial Arbiter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4]; &quot;-&quot;; [.I264]; [.K264]; [.B48]; [.L264]; [.D264]; [.M264]; [.N264]; [.O264]; [.P264];[.Q264];[.R264];[.S264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5]; &quot;-&quot;; [.I265]; [.K265]; [.B49]; [.L265]; [.D265]; [.M265]; [.N265]; [.O265]; [.P265];[.Q265];[.R265];[.S265] )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50]; [.L266]; [.D266]; [.M266]; [.N266]; [.O266]; [.P266];[.Q266];[.R266];[.S266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1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51]; [.L267]; [.D267]; [.M267]; [.N267]; [.O267]; [.P267];[.Q267];[.R267];[.S267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style-name="ce21" table:formula="of:=COM.MICROSOFT.CONCAT([.H268]; &quot;-&quot;; [.I268]; [.K268]; [.B52]; [.L268]; [.D268]; [.M268]; [.N268]; [.O268]; [.P268];[.Q268];[.R268];[.S268]; [.U268];[.V268]; [.W268]; [.X268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9]; &quot;-&quot;; [.I269]; [.K269]; [.B53]; [.L269]; [.D269]; [.M269]; [.N269]; [.O269]; [.P269];[.Q269];[.R269];[.S269] )" office:value-type="string" office:string-value="3-30 Space Manipulation             x13 " calcext:value-type="string">
            <text:p>3-30 Space Manipulation <text:s text:c="12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2:.E156])" office:value-type="float" office:value="2272" calcext:value-type="float">
            <text:p>2272</text:p>
          </table:table-cell>
          <table:table-cell table:formula="of:=FLOOR([.F71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2:.C156]; &quot;=3&quot;)" office:value-type="float" office:value="22" calcext:value-type="float">
            <text:p>22</text:p>
          </table:table-cell>
          <table:table-cell/>
          <table:table-cell table:formula="of:=[.G71]+[.H71]-[.I71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72];&quot;-&quot;;[.D72];[.F72];[.B72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2]+([.C72]-1)*20" office:value-type="float" office:value="17" calcext:value-type="float">
            <text:p>17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73];&quot;-&quot;;[.D73];[.F73];[.B73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73]+([.C73]-1)*20" office:value-type="float" office:value="11" calcext:value-type="float">
            <text:p>11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74];&quot;-&quot;;[.D74];[.F74];[.B74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74]+([.C74]-1)*20" office:value-type="float" office:value="5" calcext:value-type="float">
            <text:p>5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5];&quot;-&quot;;[.D75];[.F75];[.B75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75]+([.C75]-1)*20" office:value-type="float" office:value="61" calcext:value-type="float">
            <text:p>61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6];&quot;-&quot;;[.D76];[.F76];[.B76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12" calcext:value-type="float">
            <text:p>1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7];&quot;-&quot;;[.D77];[.F77];[.B77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7]+([.C77]-1)*20" office:value-type="float" office:value="6" calcext:value-type="float">
            <text:p>6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8]+([.C78]-1)*20" office:value-type="float" office:value="15" calcext:value-type="float">
            <text:p>15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9]+([.C79]-1)*20" office:value-type="float" office:value="7" calcext:value-type="float">
            <text:p>7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0]+([.C80]-1)*20" office:value-type="float" office:value="16" calcext:value-type="float">
            <text:p>16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81];&quot;-&quot;;[.D81];[.F81];[.B81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1]+([.C81]-1)*20" office:value-type="float" office:value="11" calcext:value-type="float">
            <text:p>11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82];&quot;-&quot;;[.D82];[.F82];[.B82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2]+([.C82]-1)*20" office:value-type="float" office:value="22" calcext:value-type="float">
            <text:p>22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5])" office:value-type="string" office:string-value="" calcext:value-type="error">
            <text:p>Err:511</text:p>
          </table:table-cell>
          <table:table-cell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84];&quot;-&quot;;[.D84];[.F84];[.B84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84]+([.C84]-1)*20" office:value-type="float" office:value="56" calcext:value-type="float">
            <text:p>56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5];&quot;-&quot;;[.D85];[.F85];[.B85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5]+([.C85]-1)*20" office:value-type="float" office:value="54" calcext:value-type="float">
            <text:p>54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6];&quot;-&quot;;[.D86];[.F86];[.B86])" office:value-type="string" office:string-value="1-5  Monstrous" calcext:value-type="string">
            <text:p>1-5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6]+([.C86]-1)*20" office:value-type="float" office:value="5" calcext:value-type="float">
            <text:p>5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7];&quot;-&quot;;[.D87];[.F87];[.B87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87]+([.C87]-1)*20" office:value-type="float" office:value="30" calcext:value-type="float">
            <text:p>3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8];&quot;-&quot;;[.D88];[.F88];[.B88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8]+([.C88]-1)*20" office:value-type="float" office:value="33" calcext:value-type="float">
            <text:p>33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89];&quot;-&quot;;[.D89];[.F89];[.B89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9]+([.C89]-1)*20" office:value-type="float" office:value="11" calcext:value-type="float">
            <text:p>11</text:p>
          </table:table-cell>
          <table:table-cell table:formula="of:=IF([.D8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0];&quot;-&quot;;[.D90];[.F90];[.B90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0]+([.C90]-1)*20" office:value-type="float" office:value="19" calcext:value-type="float">
            <text:p>19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1]+([.C91]-1)*20" office:value-type="float" office:value="8" calcext:value-type="float">
            <text:p>8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92];&quot;-&quot;;[.D92];[.F92];[.B9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92]+([.C92]-1)*20" office:value-type="float" office:value="70" calcext:value-type="float">
            <text:p>7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93];&quot;-&quot;;[.D93];[.F93];[.B9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3]+([.C93]-1)*20" office:value-type="float" office:value="9" calcext:value-type="float">
            <text:p>9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9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1011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6]+([.C96]-1)*20" office:value-type="float" office:value="61" calcext:value-type="float">
            <text:p>6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I$2:.$BK$79];2); &quot;0#%&quot;)" office:value-type="string" office:string-value="71%" calcext:value-type="string">
            <text:p>71%</text:p>
          </table:table-cell>
          <table:table-cell table:formula="of:=TEXT(VLOOKUP([.E96];[.$BI$2:.$BK$79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7]+([.C97]-1)*20" office:value-type="float" office:value="24" calcext:value-type="float">
            <text:p>24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I$2:.$BK$79];2); &quot;0#%&quot;)" office:value-type="string" office:string-value="29%" calcext:value-type="string">
            <text:p>29%</text:p>
          </table:table-cell>
          <table:table-cell table:formula="of:=TEXT(VLOOKUP([.E97];[.$BI$2:.$BK$79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I$2:.$BK$79];2); &quot;0#%&quot;)" office:value-type="string" office:string-value="45%" calcext:value-type="string">
            <text:p>45%</text:p>
          </table:table-cell>
          <table:table-cell table:formula="of:=TEXT(VLOOKUP([.E98];[.$BI$2:.$BK$79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99]+([.C99]-1)*20" office:value-type="float" office:value="47" calcext:value-type="float">
            <text:p>47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I$2:.$BK$79];2); &quot;0#%&quot;)" office:value-type="string" office:string-value="57%" calcext:value-type="string">
            <text:p>57%</text:p>
          </table:table-cell>
          <table:table-cell table:formula="of:=TEXT(VLOOKUP([.E99];[.$BI$2:.$BK$79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00]+([.C100]-1)*20" office:value-type="float" office:value="22" calcext:value-type="float">
            <text:p>22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I$2:.$BK$79];2); &quot;0#%&quot;)" office:value-type="string" office:string-value="27%" calcext:value-type="string">
            <text:p>27%</text:p>
          </table:table-cell>
          <table:table-cell table:formula="of:=TEXT(VLOOKUP([.E100];[.$BI$2:.$BK$79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01]+([.C101]-1)*20" office:value-type="float" office:value="58" calcext:value-type="float">
            <text:p>58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I$2:.$BK$79];2); &quot;0#%&quot;)" office:value-type="string" office:string-value="68%" calcext:value-type="string">
            <text:p>68%</text:p>
          </table:table-cell>
          <table:table-cell table:formula="of:=TEXT(VLOOKUP([.E101];[.$BI$2:.$BK$79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2]+([.C102]-1)*20" office:value-type="float" office:value="40" calcext:value-type="float">
            <text:p>4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formula="of:=TEXT(VLOOKUP([.E102];[.$BI$2:.$BK$79];2); &quot;0#%&quot;)" office:value-type="string" office:string-value="45%" calcext:value-type="string">
            <text:p>45%</text:p>
          </table:table-cell>
          <table:table-cell table:formula="of:=TEXT(VLOOKUP([.E102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03]+([.C103]-1)*20" office:value-type="float" office:value="38" calcext:value-type="float">
            <text:p>38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I$2:.$BK$79];2); &quot;0#%&quot;)" office:value-type="string" office:string-value="43%" calcext:value-type="string">
            <text:p>43%</text:p>
          </table:table-cell>
          <table:table-cell table:formula="of:=TEXT(VLOOKUP([.E103];[.$BI$2:.$BK$79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I$2:.$BK$79];2); &quot;0#%&quot;)" office:value-type="string" office:string-value="45%" calcext:value-type="string">
            <text:p>45%</text:p>
          </table:table-cell>
          <table:table-cell table:formula="of:=TEXT(VLOOKUP([.E104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05]+([.C105]-1)*20" office:value-type="float" office:value="35" calcext:value-type="float">
            <text:p>35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I$2:.$BK$79];2); &quot;0#%&quot;)" office:value-type="string" office:string-value="40%" calcext:value-type="string">
            <text:p>40%</text:p>
          </table:table-cell>
          <table:table-cell table:formula="of:=TEXT(VLOOKUP([.E105];[.$BI$2:.$BK$79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6]+([.C106]-1)*20" office:value-type="float" office:value="40" calcext:value-type="float">
            <text:p>40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79];2); &quot;0#%&quot;)" office:value-type="string" office:string-value="45%" calcext:value-type="string">
            <text:p>45%</text:p>
          </table:table-cell>
          <table:table-cell table:formula="of:=TEXT(VLOOKUP([.E106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8]+([.C108]-1)*20" office:value-type="float" office:value="27" calcext:value-type="float">
            <text:p>27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79];2); &quot;0#%&quot;)" office:value-type="string" office:string-value="32%" calcext:value-type="string">
            <text:p>32%</text:p>
          </table:table-cell>
          <table:table-cell table:formula="of:=TEXT(VLOOKUP([.E108];[.$BI$2:.$BK$79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79];2); &quot;0#%&quot;)" office:value-type="string" office:string-value="45%" calcext:value-type="string">
            <text:p>45%</text:p>
          </table:table-cell>
          <table:table-cell table:formula="of:=TEXT(VLOOKUP([.E109];[.$BI$2:.$BK$79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0]+([.C110]-1)*20" office:value-type="float" office:value="28" calcext:value-type="float">
            <text:p>28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79];2); &quot;0#%&quot;)" office:value-type="string" office:string-value="33%" calcext:value-type="string">
            <text:p>33%</text:p>
          </table:table-cell>
          <table:table-cell table:formula="of:=TEXT(VLOOKUP([.E110];[.$BI$2:.$BK$79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11]+([.C111]-1)*20" office:value-type="float" office:value="23" calcext:value-type="float">
            <text:p>23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79];2); &quot;0#%&quot;)" office:value-type="string" office:string-value="28%" calcext:value-type="string">
            <text:p>28%</text:p>
          </table:table-cell>
          <table:table-cell table:formula="of:=TEXT(VLOOKUP([.E111];[.$BI$2:.$BK$79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2]+([.C112]-1)*20" office:value-type="float" office:value="10" calcext:value-type="float">
            <text:p>1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79];2); &quot;0#%&quot;)" office:value-type="string" office:string-value="10%" calcext:value-type="string">
            <text:p>10%</text:p>
          </table:table-cell>
          <table:table-cell table:formula="of:=TEXT(VLOOKUP([.E112];[.$BI$2:.$BK$79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13]+([.C113]-1)*20" office:value-type="float" office:value="6" calcext:value-type="float">
            <text:p>6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I$2:.$BK$79];2); &quot;0#%&quot;)" office:value-type="string" office:string-value="07%" calcext:value-type="string">
            <text:p>07%</text:p>
          </table:table-cell>
          <table:table-cell table:formula="of:=TEXT(VLOOKUP([.E113];[.$BI$2:.$BK$79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I$2:.$BK$79];2); &quot;0#%&quot;)" office:value-type="string" office:string-value="55%" calcext:value-type="string">
            <text:p>55%</text:p>
          </table:table-cell>
          <table:table-cell table:formula="of:=TEXT(VLOOKUP([.E114];[.$BI$2:.$BK$79];3);  &quot;0#%&quot;)" office:value-type="string" office:string-value="90%" calcext:value-type="string">
            <text:p>9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5]+([.C115]-1)*20" office:value-type="float" office:value="21" calcext:value-type="float">
            <text:p>21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I$2:.$BK$79];2); &quot;0#%&quot;)" office:value-type="string" office:string-value="26%" calcext:value-type="string">
            <text:p>26%</text:p>
          </table:table-cell>
          <table:table-cell table:formula="of:=TEXT(VLOOKUP([.E115];[.$BI$2:.$BK$79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6]+([.C116]-1)*20" office:value-type="float" office:value="21" calcext:value-type="float">
            <text:p>21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I$2:.$BK$79];2); &quot;0#%&quot;)" office:value-type="string" office:string-value="26%" calcext:value-type="string">
            <text:p>26%</text:p>
          </table:table-cell>
          <table:table-cell table:formula="of:=TEXT(VLOOKUP([.E116];[.$BI$2:.$BK$79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17]+([.C117]-1)*20" office:value-type="float" office:value="11" calcext:value-type="float">
            <text:p>11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79];2); &quot;0#%&quot;)" office:value-type="string" office:string-value="11%" calcext:value-type="string">
            <text:p>11%</text:p>
          </table:table-cell>
          <table:table-cell table:formula="of:=TEXT(VLOOKUP([.E117];[.$BI$2:.$BK$79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8]+([.C118]-1)*20" office:value-type="float" office:value="1" calcext:value-type="float">
            <text:p>1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79];2); &quot;0#%&quot;)" office:value-type="string" office:string-value="05%" calcext:value-type="string">
            <text:p>05%</text:p>
          </table:table-cell>
          <table:table-cell table:formula="of:=TEXT(VLOOKUP([.E118];[.$BI$2:.$BK$79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79];2); &quot;0#%&quot;)" office:value-type="string" office:string-value="45%" calcext:value-type="string">
            <text:p>45%</text:p>
          </table:table-cell>
          <table:table-cell table:formula="of:=TEXT(VLOOKUP([.E119];[.$BI$2:.$BK$79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79];2); &quot;0#%&quot;)" office:value-type="string" office:string-value="45%" calcext:value-type="string">
            <text:p>45%</text:p>
          </table:table-cell>
          <table:table-cell table:formula="of:=TEXT(VLOOKUP([.E120];[.$BI$2:.$BK$79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21]+([.C121]-1)*20" office:value-type="float" office:value="63" calcext:value-type="float">
            <text:p>63</text:p>
          </table:table-cell>
          <table:table-cell table:formula="of:=IF([.D121]&lt;10;&quot;  &quot;; &quot; &quot;)" office:value-type="string" office:string-value=" " calcext:value-type="string">
            <text:p><text:s/></text:p>
          </table:table-cell>
          <table:table-cell table:formula="of:=TEXT(VLOOKUP([.E121];[.$BI$2:.$BK$79];2); &quot;0#%&quot;)" office:value-type="string" office:string-value="73%" calcext:value-type="string">
            <text:p>73%</text:p>
          </table:table-cell>
          <table:table-cell table:formula="of:=TEXT(VLOOKUP([.E121];[.$BI$2:.$BK$79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2]+([.C122]-1)*20" office:value-type="float" office:value="40" calcext:value-type="float">
            <text:p>4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79];2); &quot;0#%&quot;)" office:value-type="string" office:string-value="45%" calcext:value-type="string">
            <text:p>45%</text:p>
          </table:table-cell>
          <table:table-cell table:formula="of:=TEXT(VLOOKUP([.E122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3]+([.C123]-1)*20" office:value-type="float" office:value="49" calcext:value-type="float">
            <text:p>49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79];2); &quot;0#%&quot;)" office:value-type="string" office:string-value="59%" calcext:value-type="string">
            <text:p>59%</text:p>
          </table:table-cell>
          <table:table-cell table:formula="of:=TEXT(VLOOKUP([.E123];[.$BI$2:.$BK$79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24]+([.C124]-1)*20" office:value-type="float" office:value="43" calcext:value-type="float">
            <text:p>43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79];2); &quot;0#%&quot;)" office:value-type="string" office:string-value="53%" calcext:value-type="string">
            <text:p>53%</text:p>
          </table:table-cell>
          <table:table-cell table:formula="of:=TEXT(VLOOKUP([.E124];[.$BI$2:.$BK$79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5]+([.C125]-1)*20" office:value-type="float" office:value="50" calcext:value-type="float">
            <text:p>5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79];2); &quot;0#%&quot;)" office:value-type="string" office:string-value="60%" calcext:value-type="string">
            <text:p>60%</text:p>
          </table:table-cell>
          <table:table-cell table:formula="of:=TEXT(VLOOKUP([.E125];[.$BI$2:.$BK$79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7]+([.C127]-1)*20" office:value-type="float" office:value="47" calcext:value-type="float">
            <text:p>47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79];2); &quot;0#%&quot;)" office:value-type="string" office:string-value="57%" calcext:value-type="string">
            <text:p>57%</text:p>
          </table:table-cell>
          <table:table-cell table:formula="of:=TEXT(VLOOKUP([.E127];[.$BI$2:.$BK$79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28]+([.C128]-1)*20" office:value-type="float" office:value="58" calcext:value-type="float">
            <text:p>5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79];2); &quot;0#%&quot;)" office:value-type="string" office:string-value="68%" calcext:value-type="string">
            <text:p>68%</text:p>
          </table:table-cell>
          <table:table-cell table:formula="of:=TEXT(VLOOKUP([.E128];[.$BI$2:.$BK$79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79];2); &quot;0#%&quot;)" office:value-type="string" office:string-value="45%" calcext:value-type="string">
            <text:p>45%</text:p>
          </table:table-cell>
          <table:table-cell table:formula="of:=TEXT(VLOOKUP([.E129];[.$BI$2:.$BK$79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0]+([.C130]-1)*20" office:value-type="float" office:value="3" calcext:value-type="float">
            <text:p>3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I$2:.$BK$79];2); &quot;0#%&quot;)" office:value-type="string" office:string-value="06%" calcext:value-type="string">
            <text:p>06%</text:p>
          </table:table-cell>
          <table:table-cell table:formula="of:=TEXT(VLOOKUP([.E130];[.$BI$2:.$BK$79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31]+([.C131]-1)*20" office:value-type="float" office:value="43" calcext:value-type="float">
            <text:p>43</text:p>
          </table:table-cell>
          <table:table-cell table:formula="of:=IF([.D131]&lt;10;&quot;  &quot;; &quot; &quot;)" office:value-type="string" office:string-value="  " calcext:value-type="string">
            <text:p><text:s text:c="2"/></text:p>
          </table:table-cell>
          <table:table-cell table:formula="of:=TEXT(VLOOKUP([.E131];[.$BI$2:.$BK$79];2); &quot;0#%&quot;)" office:value-type="string" office:string-value="53%" calcext:value-type="string">
            <text:p>53%</text:p>
          </table:table-cell>
          <table:table-cell table:formula="of:=TEXT(VLOOKUP([.E131];[.$BI$2:.$BK$79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2]+([.C132]-1)*20" office:value-type="float" office:value="14" calcext:value-type="float">
            <text:p>14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79];2); &quot;0#%&quot;)" office:value-type="string" office:string-value="14%" calcext:value-type="string">
            <text:p>14%</text:p>
          </table:table-cell>
          <table:table-cell table:formula="of:=TEXT(VLOOKUP([.E132];[.$BI$2:.$BK$79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3]+([.C133]-1)*20" office:value-type="float" office:value="42" calcext:value-type="float">
            <text:p>42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79];2); &quot;0#%&quot;)" office:value-type="string" office:string-value="52%" calcext:value-type="string">
            <text:p>52%</text:p>
          </table:table-cell>
          <table:table-cell table:formula="of:=TEXT(VLOOKUP([.E133];[.$BI$2:.$BK$79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34]+([.C134]-1)*20" office:value-type="float" office:value="44" calcext:value-type="float">
            <text:p>44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79];2); &quot;0#%&quot;)" office:value-type="string" office:string-value="54%" calcext:value-type="string">
            <text:p>54%</text:p>
          </table:table-cell>
          <table:table-cell table:formula="of:=TEXT(VLOOKUP([.E134];[.$BI$2:.$BK$79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79];2); &quot;0#%&quot;)" office:value-type="string" office:string-value="14%" calcext:value-type="string">
            <text:p>14%</text:p>
          </table:table-cell>
          <table:table-cell table:formula="of:=TEXT(VLOOKUP([.E135];[.$BI$2:.$BK$79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6]+([.C136]-1)*20" office:value-type="float" office:value="40" calcext:value-type="float">
            <text:p>40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79];2); &quot;0#%&quot;)" office:value-type="string" office:string-value="45%" calcext:value-type="string">
            <text:p>45%</text:p>
          </table:table-cell>
          <table:table-cell table:formula="of:=TEXT(VLOOKUP([.E136];[.$BI$2:.$BK$79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7]+([.C137]-1)*20" office:value-type="float" office:value="13" calcext:value-type="float">
            <text:p>13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I$2:.$BK$79];2); &quot;0#%&quot;)" office:value-type="string" office:string-value="13%" calcext:value-type="string">
            <text:p>13%</text:p>
          </table:table-cell>
          <table:table-cell table:formula="of:=TEXT(VLOOKUP([.E137];[.$BI$2:.$BK$79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8]+([.C138]-1)*20" office:value-type="float" office:value="4" calcext:value-type="float">
            <text:p>4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79];2); &quot;0#%&quot;)" office:value-type="string" office:string-value="06%" calcext:value-type="string">
            <text:p>06%</text:p>
          </table:table-cell>
          <table:table-cell table:formula="of:=TEXT(VLOOKUP([.E138];[.$BI$2:.$BK$79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9]+([.C139]-1)*20" office:value-type="float" office:value="1" calcext:value-type="float">
            <text:p>1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I$2:.$BK$79];2); &quot;0#%&quot;)" office:value-type="string" office:string-value="05%" calcext:value-type="string">
            <text:p>05%</text:p>
          </table:table-cell>
          <table:table-cell table:formula="of:=TEXT(VLOOKUP([.E139];[.$BI$2:.$BK$79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0]+([.C140]-1)*20" office:value-type="float" office:value="24" calcext:value-type="float">
            <text:p>24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79];2); &quot;0#%&quot;)" office:value-type="string" office:string-value="29%" calcext:value-type="string">
            <text:p>29%</text:p>
          </table:table-cell>
          <table:table-cell table:formula="of:=TEXT(VLOOKUP([.E140];[.$BI$2:.$BK$79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1]+([.C141]-1)*20" office:value-type="float" office:value="36" calcext:value-type="float">
            <text:p>36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I$2:.$BK$79];2); &quot;0#%&quot;)" office:value-type="string" office:string-value="41%" calcext:value-type="string">
            <text:p>41%</text:p>
          </table:table-cell>
          <table:table-cell table:formula="of:=TEXT(VLOOKUP([.E141];[.$BI$2:.$BK$79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79];2); &quot;0#%&quot;)" office:value-type="string" office:string-value="18%" calcext:value-type="string">
            <text:p>18%</text:p>
          </table:table-cell>
          <table:table-cell table:formula="of:=TEXT(VLOOKUP([.E142];[.$BI$2:.$BK$79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43]+([.C143]-1)*20" office:value-type="float" office:value="47" calcext:value-type="float">
            <text:p>47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79];2); &quot;0#%&quot;)" office:value-type="string" office:string-value="57%" calcext:value-type="string">
            <text:p>57%</text:p>
          </table:table-cell>
          <table:table-cell table:formula="of:=TEXT(VLOOKUP([.E143];[.$BI$2:.$BK$79];3);  &quot;0#%&quot;)" office:value-type="string" office:string-value="94%" calcext:value-type="string">
            <text:p>9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4]+([.C144]-1)*20" office:value-type="float" office:value="40" calcext:value-type="float">
            <text:p>40</text:p>
          </table:table-cell>
          <table:table-cell table:formula="of:=IF([.D144]&lt;10;&quot;  &quot;; &quot; &quot;)" office:value-type="string" office:string-value=" " calcext:value-type="string">
            <text:p><text:s/></text:p>
          </table:table-cell>
          <table:table-cell table:formula="of:=TEXT(VLOOKUP([.E144];[.$BI$2:.$BK$79];2); &quot;0#%&quot;)" office:value-type="string" office:string-value="45%" calcext:value-type="string">
            <text:p>45%</text:p>
          </table:table-cell>
          <table:table-cell table:formula="of:=TEXT(VLOOKUP([.E144];[.$BI$2:.$BK$79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79];2); &quot;0#%&quot;)" office:value-type="string" office:string-value="45%" calcext:value-type="string">
            <text:p>45%</text:p>
          </table:table-cell>
          <table:table-cell table:formula="of:=TEXT(VLOOKUP([.E146];[.$BI$2:.$BK$79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7]+([.C147]-1)*20" office:value-type="float" office:value="18" calcext:value-type="float">
            <text:p>18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79];2); &quot;0#%&quot;)" office:value-type="string" office:string-value="18%" calcext:value-type="string">
            <text:p>18%</text:p>
          </table:table-cell>
          <table:table-cell table:formula="of:=TEXT(VLOOKUP([.E147];[.$BI$2:.$BK$79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8]+([.C148]-1)*20" office:value-type="float" office:value="14" calcext:value-type="float">
            <text:p>14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79];2); &quot;0#%&quot;)" office:value-type="string" office:string-value="14%" calcext:value-type="string">
            <text:p>14%</text:p>
          </table:table-cell>
          <table:table-cell table:formula="of:=TEXT(VLOOKUP([.E148];[.$BI$2:.$BK$79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49]+([.C149]-1)*20" office:value-type="float" office:value="56" calcext:value-type="float">
            <text:p>56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79];2); &quot;0#%&quot;)" office:value-type="string" office:string-value="66%" calcext:value-type="string">
            <text:p>66%</text:p>
          </table:table-cell>
          <table:table-cell table:formula="of:=TEXT(VLOOKUP([.E149];[.$BI$2:.$BK$79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44" calcext:value-type="float">
            <text:p>4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79];2); &quot;0#%&quot;)" office:value-type="string" office:string-value="54%" calcext:value-type="string">
            <text:p>54%</text:p>
          </table:table-cell>
          <table:table-cell table:formula="of:=TEXT(VLOOKUP([.E150];[.$BI$2:.$BK$79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51]+([.C151]-1)*20" office:value-type="float" office:value="50" calcext:value-type="float">
            <text:p>50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79];2); &quot;0#%&quot;)" office:value-type="string" office:string-value="60%" calcext:value-type="string">
            <text:p>60%</text:p>
          </table:table-cell>
          <table:table-cell table:formula="of:=TEXT(VLOOKUP([.E151];[.$BI$2:.$BK$79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2]+([.C152]-1)*20" office:value-type="float" office:value="41" calcext:value-type="float">
            <text:p>41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79];2); &quot;0#%&quot;)" office:value-type="string" office:string-value="51%" calcext:value-type="string">
            <text:p>51%</text:p>
          </table:table-cell>
          <table:table-cell table:formula="of:=TEXT(VLOOKUP([.E152];[.$BI$2:.$BK$79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4]; [.C154])" office:value-type="string" office:string-value="13 1st tier" calcext:value-type="string">
            <text:p>13 1st tier</text:p>
          </table:table-cell>
          <table:table-cell table:formula="of:=COUNTIF([.$C$96:.$C$15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5]; [.C155])" office:value-type="string" office:string-value="23 2nd tier" calcext:value-type="string">
            <text:p>23 2nd tier</text:p>
          </table:table-cell>
          <table:table-cell table:formula="of:=COUNTIF([.$C$96:.$C$15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6]; [.C156])" office:value-type="string" office:string-value="18 3rd tier" calcext:value-type="string">
            <text:p>18 3rd tier</text:p>
          </table:table-cell>
          <table:table-cell table:formula="of:=COUNTIF([.$C$96:.$C$15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8:.G15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6]+[.B15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8]*[.E15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9:.G15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9]*[.E15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1:.O161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62])-LEN([.D161]))" office:value-type="string" office:string-value="  " calcext:value-type="string">
            <text:p><text:s text:c="2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62])-LEN([.H16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62:.O162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9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7]; &quot; + &quot;; [.D167]; &quot; + &quot;; [.E167]; &quot; = &quot;; [.F167]; &quot;) more dense - &quot;; [.B44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6]*15%;&quot;%&quot;)" office:value-type="string" office:string-value="270%" calcext:value-type="string">
            <text:p>270%</text:p>
          </table:table-cell>
          <table:table-cell table:formula="of:=TEXT([.B155]*10%;&quot;%&quot;)" office:value-type="string" office:string-value="230%" calcext:value-type="string">
            <text:p>230%</text:p>
          </table:table-cell>
          <table:table-cell table:formula="of:=TEXT([.B154]*5%;&quot;%&quot;)" office:value-type="string" office:string-value="65%" calcext:value-type="string">
            <text:p>65%</text:p>
          </table:table-cell>
          <table:table-cell table:formula="of:=TEXT([.C167]+[.D167]+[.E16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5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2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0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03])" office:value-type="float" office:value="3" calcext:value-type="float">
            <text:p>3</text:p>
          </table:table-cell>
          <table:table-cell table:formula="of:=REPT(&quot; &quot;; MAX([.$E$203:.$E$205])-[.E20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3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04])" office:value-type="float" office:value="3" calcext:value-type="float">
            <text:p>3</text:p>
          </table:table-cell>
          <table:table-cell table:formula="of:=REPT(&quot; &quot;; MAX([.$E$203:.$E$205])-[.E20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5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05])" office:value-type="float" office:value="3" calcext:value-type="float">
            <text:p>3</text:p>
          </table:table-cell>
          <table:table-cell table:formula="of:=REPT(&quot; &quot;; MAX([.$E$203:.$E$205])-[.E20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7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972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12:.$M$220])-[.M21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12:.$M$220])-[.M21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365.8" calcext:value-type="string">
            <text:p>8,365.8</text:p>
          </table:table-cell>
          <table:table-cell office:value-type="string" calcext:value-type="string">
            <text:p>]</text:p>
          </table:table-cell>
          <table:table-cell/>
          <table:table-cell table:formula="of:=LEN([.H217])" office:value-type="float" office:value="7" calcext:value-type="float">
            <text:p>7</text:p>
          </table:table-cell>
          <table:table-cell table:formula="of:=REPT(&quot; &quot;; MAX([.$K$217:.$K$219])-[.K21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12:.$M$220])-[.M21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/>
          <table:table-cell table:formula="of:=LEN([.H218])" office:value-type="float" office:value="7" calcext:value-type="float">
            <text:p>7</text:p>
          </table:table-cell>
          <table:table-cell table:formula="of:=REPT(&quot; &quot;; MAX([.$K$217:.$K$219])-[.K21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12:.$M$220])-[.M21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481.0" calcext:value-type="string">
            <text:p>25,481.0</text:p>
          </table:table-cell>
          <table:table-cell office:value-type="string" calcext:value-type="string">
            <text:p>]</text:p>
          </table:table-cell>
          <table:table-cell/>
          <table:table-cell table:formula="of:=LEN([.H219])" office:value-type="float" office:value="8" calcext:value-type="float">
            <text:p>8</text:p>
          </table:table-cell>
          <table:table-cell table:formula="of:=REPT(&quot; &quot;; MAX([.$K$217:.$K$219])-[.K21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12:.$M$220])-[.M21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12:.$M$220])-[.M22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K3];&quot;#,##0.0%&quot;)" office:value-type="string" office:string-value="5,530.0%" calcext:value-type="string">
            <text:p>5,53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77.0%" calcext:value-type="string">
            <text:p>2,07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8,590" calcext:value-type="string">
            <text:p>68,590</text:p>
          </table:table-cell>
          <table:table-cell table:formula="of:=LEN([.C226])" office:value-type="float" office:value="6" calcext:value-type="float">
            <text:p>6</text:p>
          </table:table-cell>
          <table:table-cell table:formula="of:=REPT(&quot; &quot;;MAX([.$D$226:.$D$228])-[.D22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27])" office:value-type="float" office:value="5" calcext:value-type="float">
            <text:p>5</text:p>
          </table:table-cell>
          <table:table-cell table:formula="of:=REPT(&quot; &quot;;MAX([.$D$226:.$D$228])-[.D227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28])" office:value-type="float" office:value="7" calcext:value-type="float">
            <text:p>7</text:p>
          </table:table-cell>
          <table:table-cell table:formula="of:=REPT(&quot; &quot;;MAX([.$D$226:.$D$228])-[.D22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0.9" calcext:value-type="string">
            <text:p>230.9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7.1" calcext:value-type="string">
            <text:p>297.1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3%" calcext:value-type="string">
            <text:p>0.43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293.7" calcext:value-type="string">
            <text:p>293.7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33.5" calcext:value-type="string">
            <text:p>233.5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<text:s/>seconds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481%" calcext:value-type="string">
            <text:p>98.481%</text:p>
          </table:table-cell>
          <table:table-cell table:formula="of:=REPT(&quot; &quot;;MAX([.$K$236:.$K$237])-[.K236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36:.$L$237])-[.L236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65.89" calcext:value-type="string">
            <text:p>65.89</text:p>
          </table:table-cell>
          <table:table-cell office:value-type="string" calcext:value-type="string">
            <text:p>]</text:p>
          </table:table-cell>
          <table:table-cell/>
          <table:table-cell table:formula="of:=LEN([.D236])" office:value-type="float" office:value="7" calcext:value-type="float">
            <text:p>7</text:p>
          </table:table-cell>
          <table:table-cell table:formula="of:=LEN([.H236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4,461,779.5" calcext:value-type="string">
            <text:p>4,461,779.5</text:p>
          </table:table-cell>
          <table:table-cell table:formula="of:=REPT(&quot; &quot;;MAX([.$K$236:.$K$237])-[.K237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36:.$L$237])-[.L237])">
            <text:p/>
          </table:table-cell>
          <table:table-cell table:formula="of:=TEXT([.S13]*(1+[.AZ21]);&quot;#,##0.00&quot;)" office:value-type="string" office:string-value="250.38" calcext:value-type="string">
            <text:p>250.38</text:p>
          </table:table-cell>
          <table:table-cell office:value-type="string" calcext:value-type="string">
            <text:p>]</text:p>
          </table:table-cell>
          <table:table-cell/>
          <table:table-cell table:formula="of:=LEN([.D237])" office:value-type="float" office:value="11" calcext:value-type="float">
            <text:p>11</text:p>
          </table:table-cell>
          <table:table-cell table:formula="of:=LEN([.H237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40:.E269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4]; &quot;x# &quot;)" office:value-type="string" office:string-value="x5 " calcext:value-type="string">
            <text:p>x5 </text:p>
          </table:table-cell>
          <table:table-cell table:formula="of:=LEN([.B24])" office:value-type="float" office:value="13" calcext:value-type="float">
            <text:p>13</text:p>
          </table:table-cell>
          <table:table-cell table:formula="of:=[.$E$239]-[.E240]+1+IF([.K24]&lt;10;1;0)" office:value-type="float" office:value="19" calcext:value-type="float">
            <text:p>1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/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 " calcext:value-type="string">
            <text:p><text:s text:c="19"/></text:p>
          </table:table-cell>
          <table:table-cell table:formula="of:=IF([.N24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27" calcext:value-type="float">
            <text:p>27</text:p>
          </table:table-cell>
          <table:table-cell table:formula="of:=[.$E$239]-[.E241]+1+IF([.K25]&lt;10;1;0)" office:value-type="float" office:value="5" calcext:value-type="float">
            <text:p>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9" calcext:value-type="float">
            <text:p>9</text:p>
          </table:table-cell>
          <table:table-cell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" calcext:value-type="string">
            <text:p><text:s text:c="5"/></text:p>
          </table:table-cell>
          <table:table-cell table:formula="of:=IF([.N24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10 " calcext:value-type="string">
            <text:p>x10 </text:p>
          </table:table-cell>
          <table:table-cell table:formula="of:=LEN([.B26])" office:value-type="float" office:value="22" calcext:value-type="float">
            <text:p>22</text:p>
          </table:table-cell>
          <table:table-cell table:formula="of:=[.$E$239]-[.E242]+1+IF([.K26]&lt;10;1;0)" office:value-type="float" office:value="9" calcext:value-type="float">
            <text:p>9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7" calcext:value-type="float">
            <text:p>7</text:p>
          </table:table-cell>
          <table:table-cell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" calcext:value-type="string">
            <text:p><text:s text:c="9"/></text:p>
          </table:table-cell>
          <table:table-cell table:formula="of:=IF([.N242]=&quot;&quot;;&quot;&quot;;&quot;[&quot;)" office:value-type="string" office:string-value="[" calcext:value-type="string">
            <text:p>[</text:p>
          </table:table-cell>
          <table:table-cell table:formula="of:=COM.MICROSOFT.CONCAT(TEXT([.L26];&quot;#,##0.0%&quot;); [.$N$239]; TEXT([.M26];&quot;#,##0.0%&quot;))" office:value-type="string" office:string-value="73.5% =&gt; 735.0%" calcext:value-type="string">
            <text:p>73.5% =&gt; 73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 " calcext:value-type="string">
            <text:p>x1 </text:p>
          </table:table-cell>
          <table:table-cell table:formula="of:=LEN([.B27])" office:value-type="float" office:value="12" calcext:value-type="float">
            <text:p>12</text:p>
          </table:table-cell>
          <table:table-cell table:formula="of:=[.$E$239]-[.E243]+1+IF([.K27]&lt;10;1;0)" office:value-type="float" office:value="20" calcext:value-type="float">
            <text:p>20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5" calcext:value-type="float">
            <text:p>5</text:p>
          </table:table-cell>
          <table:table-cell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            " calcext:value-type="string">
            <text:p><text:s text:c="20"/></text:p>
          </table:table-cell>
          <table:table-cell table:formula="of:=IF([.N24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5" calcext:value-type="float">
            <text:p>15</text:p>
          </table:table-cell>
          <table:table-cell table:formula="of:=[.$E$239]-[.E244]+1+IF([.K28]&lt;10;1;0)" office:value-type="float" office:value="17" calcext:value-type="float">
            <text:p>17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0" calcext:value-type="float">
            <text:p>30</text:p>
          </table:table-cell>
          <table:table-cell/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 " calcext:value-type="string">
            <text:p><text:s text:c="17"/></text:p>
          </table:table-cell>
          <table:table-cell table:formula="of:=IF([.N24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4 " calcext:value-type="string">
            <text:p>x14 </text:p>
          </table:table-cell>
          <table:table-cell table:formula="of:=LEN([.B29])" office:value-type="float" office:value="17" calcext:value-type="float">
            <text:p>17</text:p>
          </table:table-cell>
          <table:table-cell table:formula="of:=[.$E$239]-[.E245]+1+IF([.K29]&lt;10;1;0)" office:value-type="float" office:value="14" calcext:value-type="float">
            <text:p>14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8" calcext:value-type="float">
            <text:p>8</text:p>
          </table:table-cell>
          <table:table-cell/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N245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39]; TEXT([.AW29];&quot;#,##0.0%&quot;))" office:value-type="string" office:string-value="44.0% =&gt; 616.0%" calcext:value-type="string">
            <text:p>44.0% =&gt; 616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29];&quot;#,##0.0%&quot;); [.$N$239]; TEXT([.M29];&quot;#,##0.0%&quot;))" office:value-type="string" office:string-value="124.0% =&gt; 1,736.0%" calcext:value-type="string">
            <text:p>124.0% =&gt; 1,736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29];&quot;#,##0.0%&quot;);[.$N$239]; TEXT([.AK29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0 " calcext:value-type="string">
            <text:p>x10 </text:p>
          </table:table-cell>
          <table:table-cell table:formula="of:=LEN([.B30])" office:value-type="float" office:value="16" calcext:value-type="float">
            <text:p>16</text:p>
          </table:table-cell>
          <table:table-cell table:formula="of:=[.$E$239]-[.E246]+1+IF([.K30]&lt;10;1;0)" office:value-type="float" office:value="15" calcext:value-type="float">
            <text:p>15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/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" calcext:value-type="string">
            <text:p><text:s text:c="15"/></text:p>
          </table:table-cell>
          <table:table-cell table:formula="of:=IF([.N246]=&quot;&quot;;&quot;&quot;;&quot;[&quot;)" office:value-type="string" office:string-value="[" calcext:value-type="string">
            <text:p>[</text:p>
          </table:table-cell>
          <table:table-cell table:formula="of:=COM.MICROSOFT.CONCAT(TEXT([.L30];&quot;#,##0.0%&quot;);[.$N$239]; TEXT([.M30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16" calcext:value-type="float">
            <text:p>16</text:p>
          </table:table-cell>
          <table:table-cell table:formula="of:=[.$E$239]-[.E247]+1+IF([.K31]&lt;10;1;0)" office:value-type="float" office:value="15" calcext:value-type="float">
            <text:p>15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/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" calcext:value-type="string">
            <text:p><text:s text:c="15"/></text:p>
          </table:table-cell>
          <table:table-cell table:formula="of:=IF([.N24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3" calcext:value-type="float">
            <text:p>13</text:p>
          </table:table-cell>
          <table:table-cell table:formula="of:=[.$E$239]-[.E248]+1+IF([.K32]&lt;10;1;0)" office:value-type="float" office:value="18" calcext:value-type="float">
            <text:p>1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" calcext:value-type="string">
            <text:p><text:s text:c="18"/></text:p>
          </table:table-cell>
          <table:table-cell table:formula="of:=IF([.N24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22" calcext:value-type="float">
            <text:p>22</text:p>
          </table:table-cell>
          <table:table-cell table:formula="of:=[.$E$239]-[.E249]+1+IF([.K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5" calcext:value-type="float">
            <text:p>5</text:p>
          </table:table-cell>
          <table:table-cell/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       " calcext:value-type="string">
            <text:p><text:s text:c="9"/></text:p>
          </table:table-cell>
          <table:table-cell table:formula="of:=IF([.N249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>
            <text:p/>
          </table:table-cell>
          <table:table-cell table:formula="of:=IF([.N25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>
            <text:p/>
          </table:table-cell>
          <table:table-cell table:formula="of:=IF([.N25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12 " calcext:value-type="string">
            <text:p>x12 </text:p>
          </table:table-cell>
          <table:table-cell table:formula="of:=LEN([.B36])" office:value-type="float" office:value="19" calcext:value-type="float">
            <text:p>19</text:p>
          </table:table-cell>
          <table:table-cell table:formula="of:=[.$E$239]-[.E252]+1+IF([.K36]&lt;10;1;0)" office:value-type="float" office:value="12" calcext:value-type="float">
            <text:p>1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/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" calcext:value-type="string">
            <text:p><text:s text:c="12"/></text:p>
          </table:table-cell>
          <table:table-cell table:formula="of:=IF([.N252]=&quot;&quot;;&quot;&quot;;&quot;[&quot;)" office:value-type="string" office:string-value="[" calcext:value-type="string">
            <text:p>[</text:p>
          </table:table-cell>
          <table:table-cell table:formula="of:=COM.MICROSOFT.CONCAT(TEXT([.L36];&quot;#,##0.0%&quot;);[.$N$239]; TEXT([.M36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0 " calcext:value-type="string">
            <text:p>x10 </text:p>
          </table:table-cell>
          <table:table-cell table:formula="of:=LEN([.B37])" office:value-type="float" office:value="10" calcext:value-type="float">
            <text:p>10</text:p>
          </table:table-cell>
          <table:table-cell table:formula="of:=[.$E$239]-[.E253]+1+IF([.K37]&lt;10;1;0)" office:value-type="float" office:value="21" calcext:value-type="float">
            <text:p>21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/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  " calcext:value-type="string">
            <text:p><text:s text:c="21"/></text:p>
          </table:table-cell>
          <table:table-cell table:formula="of:=IF([.N253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 [.$N$239]; TEXT([.M37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39]; TEXT(10%*[.K37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3 " calcext:value-type="string">
            <text:p>x3 </text:p>
          </table:table-cell>
          <table:table-cell table:formula="of:=LEN([.B38])" office:value-type="float" office:value="24" calcext:value-type="float">
            <text:p>24</text:p>
          </table:table-cell>
          <table:table-cell table:formula="of:=[.$E$239]-[.E254]+1+IF([.K38]&lt;10;1;0)" office:value-type="float" office:value="8" calcext:value-type="float">
            <text:p>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/>
          <table:table-cell table:formula="of:=IF([.I254]&lt;10; &quot;  &quot;; &quot; &quot;)" office:value-type="string" office:string-value=" " calcext:value-type="string">
            <text:p><text:s/></text:p>
          </table:table-cell>
          <table:table-cell table:formula="of:=REPT(&quot; &quot;; [.F254])" office:value-type="string" office:string-value="        " calcext:value-type="string">
            <text:p><text:s text:c="8"/></text:p>
          </table:table-cell>
          <table:table-cell table:formula="of:=IF([.N25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12 " calcext:value-type="string">
            <text:p>x12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39]-[.E255]+1+IF([.K39]&lt;10;1;0)" office:value-type="float" office:value="18" calcext:value-type="float">
            <text:p>1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   " calcext:value-type="string">
            <text:p><text:s text:c="18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3 " calcext:value-type="string">
            <text:p>x3 </text:p>
          </table:table-cell>
          <table:table-cell table:formula="of:=LEN([.B40])" office:value-type="float" office:value="13" calcext:value-type="float">
            <text:p>13</text:p>
          </table:table-cell>
          <table:table-cell table:formula="of:=[.$E$239]-[.E256]+1+IF([.K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" calcext:value-type="string">
            <text:p><text:s text:c="19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30" calcext:value-type="float">
            <text:p>30</text:p>
          </table:table-cell>
          <table:table-cell table:formula="of:=[.$E$239]-[.E257]+1+IF([.K41]&lt;10;1;0)" office:value-type="float" office:value="2" calcext:value-type="float">
            <text:p>2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9" calcext:value-type="float">
            <text:p>9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" calcext:value-type="string">
            <text:p><text:s text:c="2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12 " calcext:value-type="string">
            <text:p>x12 </text:p>
          </table:table-cell>
          <table:table-cell table:formula="of:=LEN([.B42])" office:value-type="float" office:value="15" calcext:value-type="float">
            <text:p>15</text:p>
          </table:table-cell>
          <table:table-cell table:formula="of:=[.$E$239]-[.E258]+1+IF([.K42]&lt;10;1;0)" office:value-type="float" office:value="16" calcext:value-type="float">
            <text:p>16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6" calcext:value-type="float">
            <text:p>6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   " calcext:value-type="string">
            <text:p><text:s text:c="16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3" calcext:value-type="float">
            <text:p>13</text:p>
          </table:table-cell>
          <table:table-cell table:formula="of:=[.$E$239]-[.E259]+1+IF([.K43]&lt;10;1;0)" office:value-type="float" office:value="18" calcext:value-type="float">
            <text:p>1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" calcext:value-type="string">
            <text:p><text:s text:c="18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L43];&quot;#,##0.0%&quot;); [.$N$239]; TEXT([.M43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9]-[.E260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7" calcext:value-type="float">
            <text:p>7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39]; TEXT([.M44];&quot;#,##0.0%&quot;))" office:value-type="string" office:string-value="53.5% =&gt; 642.0%" calcext:value-type="string">
            <text:p>53.5% =&gt; 64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0 " calcext:value-type="string">
            <text:p>x10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9]-[.E261]+1+IF([.K45]&lt;10;1;0)" office:value-type="float" office:value="19" calcext:value-type="float">
            <text:p>19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   " calcext:value-type="string">
            <text:p><text:s text:c="19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39]; TEXT([.M45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>
            <text:p/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>
            <text:p/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9 " calcext:value-type="string">
            <text:p>x9 </text:p>
          </table:table-cell>
          <table:table-cell table:formula="of:=LEN([.B48])" office:value-type="float" office:value="16" calcext:value-type="float">
            <text:p>16</text:p>
          </table:table-cell>
          <table:table-cell table:formula="of:=[.$E$239]-[.E264]+1+IF([.K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       " calcext:value-type="string">
            <text:p><text:s text:c="16"/></text:p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13 " calcext:value-type="string">
            <text:p>x13 </text:p>
          </table:table-cell>
          <table:table-cell table:formula="of:=LEN([.B49])" office:value-type="float" office:value="17" calcext:value-type="float">
            <text:p>17</text:p>
          </table:table-cell>
          <table:table-cell table:formula="of:=[.$E$239]-[.E265]+1+IF([.K49]&lt;10;1;0)" office:value-type="float" office:value="14" calcext:value-type="float">
            <text:p>14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65]&lt;10; &quot;  &quot;; &quot; &quot;)" office:value-type="string" office:string-value=" " calcext:value-type="string">
            <text:p><text:s/></text:p>
          </table:table-cell>
          <table:table-cell table:formula="of:=REPT(&quot; &quot;; [.F265])" office:value-type="string" office:string-value="              " calcext:value-type="string">
            <text:p><text:s text:c="14"/></text:p>
          </table:table-cell>
          <table:table-cell table:formula="of:=IF([.N265]=&quot;&quot;;&quot;&quot;;&quot;[&quot;)" office:value-type="string" office:string-value="[" calcext:value-type="string">
            <text:p>[</text:p>
          </table:table-cell>
          <table:table-cell table:formula="of:=COM.MICROSOFT.CONCAT(TEXT([.L49];&quot;#,##0.0%&quot;);[.$N$239]; TEXT([.M49];&quot;#,##0.0%&quot;))" office:value-type="string" office:string-value="75.0% =&gt; 975.0%" calcext:value-type="string">
            <text:p>75.0% =&gt; 975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4 " calcext:value-type="string">
            <text:p>x4 </text:p>
          </table:table-cell>
          <table:table-cell table:formula="of:=LEN([.B50])" office:value-type="float" office:value="11" calcext:value-type="float">
            <text:p>11</text:p>
          </table:table-cell>
          <table:table-cell table:formula="of:=[.$E$239]-[.E266]+1+IF([.K50]&lt;10;1;0)" office:value-type="float" office:value="21" calcext:value-type="float">
            <text:p>21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30" calcext:value-type="float">
            <text:p>30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             " calcext:value-type="string">
            <text:p><text:s text:c="21"/></text:p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2" calcext:value-type="float">
            <text:p>12</text:p>
          </table:table-cell>
          <table:table-cell table:formula="of:=[.$E$239]-[.E267]+1+IF([.K51]&lt;10;1;0)" office:value-type="float" office:value="20" calcext:value-type="float">
            <text:p>20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            " calcext:value-type="string">
            <text:p><text:s text:c="20"/></text:p>
          </table:table-cell>
          <table:table-cell table:formula="of:=IF([.N26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2]; &quot;x# &quot;)" office:value-type="string" office:string-value="x14 " calcext:value-type="string">
            <text:p>x14 </text:p>
          </table:table-cell>
          <table:table-cell table:style-name="ce21" table:formula="of:=LEN([.B52])" office:value-type="float" office:value="16" calcext:value-type="float">
            <text:p>16</text:p>
          </table:table-cell>
          <table:table-cell table:style-name="ce21" table:formula="of:=[.$E$239]-[.E268]+1+IF([.K52]&lt;10;1;0)" office:value-type="float" office:value="15" calcext:value-type="float">
            <text:p>15</text:p>
          </table:table-cell>
          <table:table-cell table:style-name="ce21"/>
          <table:table-cell table:style-name="ce21" table:formula="of:=[.C52]" office:value-type="float" office:value="3" calcext:value-type="float">
            <text:p>3</text:p>
          </table:table-cell>
          <table:table-cell table:style-name="ce21" table:formula="of:=[.D52]" office:value-type="float" office:value="30" calcext:value-type="float">
            <text:p>30</text:p>
          </table:table-cell>
          <table:table-cell table:style-name="ce21"/>
          <table:table-cell table:style-name="ce21" table:formula="of:=IF([.I268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8])" office:value-type="string" office:string-value="               " calcext:value-type="string">
            <text:p><text:s text:c="15"/></text:p>
          </table:table-cell>
          <table:table-cell table:style-name="ce21" table:formula="of:=IF([.N268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2];&quot;#,##0.0%&quot;); [.$N$239]; TEXT([.M52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39]; TEXT([.AN52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2];&quot;#,##0.0%&quot;); [.$N$239]; TEXT([.AK52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39]; TEXT([.AZ52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8]);&quot;#.00%&quot;); [.$N$239]; TEXT((0.5%+0.05%*[.I268])*[.K52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3]; &quot;x# &quot;)" office:value-type="string" office:string-value="x13 " calcext:value-type="string">
            <text:p>x13 </text:p>
          </table:table-cell>
          <table:table-cell table:formula="of:=LEN([.B53])" office:value-type="float" office:value="18" calcext:value-type="float">
            <text:p>18</text:p>
          </table:table-cell>
          <table:table-cell table:formula="of:=[.$E$239]-[.E269]+1+IF([.K53]&lt;10;1;0)" office:value-type="float" office:value="13" calcext:value-type="float">
            <text:p>13</text:p>
          </table:table-cell>
          <table:table-cell/>
          <table:table-cell table:formula="of:=[.C53]" office:value-type="float" office:value="3" calcext:value-type="float">
            <text:p>3</text:p>
          </table:table-cell>
          <table:table-cell table:formula="of:=[.D53]" office:value-type="float" office:value="30" calcext:value-type="float">
            <text:p>30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" calcext:value-type="string">
            <text:p><text:s text:c="13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10 - The Arcane Eternal" calcext:value-type="string">
            <text:p>Class 1: 510 - The Arcane Eternal</text:p>
          </table:table-cell>
        </table:table-row>
        <table:table-row table:style-name="ro1">
          <table:table-cell table:formula="of:=[$Calculations.A2]" office:value-type="string" office:string-value="Class 2: 508 - The Ashen Titan" calcext:value-type="string">
            <text:p>Class 2: 508 - The Ashen Titan</text:p>
          </table:table-cell>
        </table:table-row>
        <table:table-row table:style-name="ro1">
          <table:table-cell table:formula="of:=[$Calculations.A3]" office:value-type="string" office:string-value="Class 3: 500 - The Primordial Arbiter" calcext:value-type="string">
            <text:p>Class 3: 500 - The Primordial Arbit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400% Healing" calcext:value-type="string">
            <text:p>4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300% Space" calcext:value-type="string">
            <text:p>3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]" office:value-type="string" office:string-value="Vit: 1805" calcext:value-type="string">
            <text:p>Vit: 1805</text:p>
          </table:table-cell>
        </table:table-row>
        <table:table-row table:style-name="ro1">
          <table:table-cell table:formula="of:=[$Calculations.A16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7]" office:value-type="string" office:string-value="Str:  545  [8,365.8]" calcext:value-type="string">
            <text:p>Str: <text:s/>545 <text:s/>[8,365.8]</text:p>
          </table:table-cell>
        </table:table-row>
        <table:table-row table:style-name="ro1">
          <table:table-cell table:formula="of:=[$Calculations.A18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9]" office:value-type="string" office:string-value="Int: 1660 [25,481.0]" calcext:value-type="string">
            <text:p>Int: 1660 [25,481.0]</text:p>
          </table:table-cell>
        </table:table-row>
        <table:table-row table:style-name="ro1">
          <table:table-cell table:formula="of:=[$Calculations.A20]" office:value-type="string" office:string-value="Wis: 1820" calcext:value-type="string">
            <text:p>Wis: 182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2]" office:value-type="string" office:string-value="Resilience: 5,530.0%" calcext:value-type="string">
            <text:p>Resilience: 5,530.0%</text:p>
          </table:table-cell>
        </table:table-row>
        <table:table-row table:style-name="ro1">
          <table:table-cell table:formula="of:=[$Calculations.A23]" office:value-type="string" office:string-value="Speed+:     2,077.0%" calcext:value-type="string">
            <text:p>Speed+: <text:s text:c="4"/>2,077.0%</text:p>
          </table:table-cell>
        </table:table-row>
        <table:table-row table:style-name="ro1">
          <table:table-cell table:formula="of:=[$Calculations.A24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]" office:value-type="string" office:string-value="Health:   68,590" calcext:value-type="string">
            <text:p>Health: <text:s text:c="2"/>68,590</text:p>
          </table:table-cell>
        </table:table-row>
        <table:table-row table:style-name="ro1">
          <table:table-cell table:formula="of:=[$Calculations.A27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8]" office:value-type="string" office:string-value="Mana:    109,200" calcext:value-type="string">
            <text:p>Mana: <text:s text:c="3"/>109,2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31]" office:value-type="string" office:string-value="hp/sec:   0.34% [230.9] [297.1 seconds]" calcext:value-type="string">
            <text:p>hp/sec: <text:s text:c="2"/>0.34% [230.9] [297.1 seconds]</text:p>
          </table:table-cell>
        </table:table-row>
        <table:table-row table:style-name="ro1">
          <table:table-cell table:formula="of:=[$Calculations.A33]" office:value-type="string" office:string-value="mp/sec:   0.34% [367.6] [297.0 seconds]" calcext:value-type="string">
            <text:p>mp/sec: <text:s text:c="2"/>0.34% [367.6] [297.0 seconds]</text:p>
          </table:table-cell>
        </table:table-row>
        <table:table-row table:style-name="ro1">
          <table:table-cell table:formula="of:=[$Calculations.A34]" office:value-type="string" office:string-value="w/Med:    0.41% [452.8] [241.2 seconds]" calcext:value-type="string">
            <text:p>w/Med: <text:s text:c="3"/>0.41% [452.8] [241.2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6]" office:value-type="string" office:string-value="Mitigation:       98.481%     [hp x  65.89]" calcext:value-type="string">
            <text:p>Mitigation: <text:s text:c="6"/>98.481% <text:s text:c="4"/>[hp x <text:s/>65.89]</text:p>
          </table:table-cell>
        </table:table-row>
        <table:table-row table:style-name="ro1">
          <table:table-cell table:formula="of:=[$Calculations.A37]" office:value-type="string" office:string-value="Effective Health: 4,461,779.5 [hp x 250.38]" calcext:value-type="string">
            <text:p>Effective Health: 4,461,779.5 [hp x 250.3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9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40]" office:value-type="string" office:string-value="3-30 Archon Strike                   x5 " calcext:value-type="string">
            <text:p>3-30 Archon Strike <text:s text:c="18"/>x5 </text:p>
          </table:table-cell>
        </table:table-row>
        <table:table-row table:style-name="ro1">
          <table:table-cell table:formula="of:=[$Calculations.A41]" office:value-type="string" office:string-value="3-9  Sentinel Reconstruction [E]     x5 " calcext:value-type="string">
            <text:p>3-9 <text:s/>Sentinel Reconstruction [E] <text:s text:c="4"/>x5 </text:p>
          </table:table-cell>
        </table:table-row>
        <table:table-row table:style-name="ro1">
          <table:table-cell table:formula="of:=[$Calculations.A42]" office:value-type="string" office:string-value="3-7  Azarinth Awakening [E]         x10 [73.5% =&gt; 735.0% Resilience, Speed, Intelligence and Strength]" calcext:value-type="string">
            <text:p>3-7 <text:s/>Azarinth Awakening [E] <text:s text:c="8"/>x10 [73.5% =&gt; 735.0% Resilience, Speed, Intelligence and Strength]</text:p>
          </table:table-cell>
        </table:table-row>
        <table:table-row table:style-name="ro1">
          <table:table-cell table:formula="of:=[$Calculations.A43]" office:value-type="string" office:string-value="3-5  Transfer [E]                    x1 " calcext:value-type="string">
            <text:p>3-5 <text:s/>Transfer [E] <text:s text:c="19"/>x1 </text:p>
          </table:table-cell>
        </table:table-row>
        <table:table-row table:style-name="ro1">
          <table:table-cell table:formula="of:=[$Calculations.A44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5]" office:value-type="string" office:string-value="3-8  Sentinel Core [E]              x14 [44.0% =&gt; 616.0% Durability, 124.0% =&gt; 1,736.0% Health Regen, 25.0% =&gt; 350.0% Magic Resistance]" calcext:value-type="string">
            <text:p>3-8 <text:s/>Sentinel Core [E] <text:s text:c="13"/>x14 [44.0% =&gt; 616.0% Durability, 124.0% =&gt; 1,736.0% Health Regen, 25.0% =&gt; 350.0% Magic Resistance]</text:p>
          </table:table-cell>
        </table:table-row>
        <table:table-row table:style-name="ro1">
          <table:table-cell table:formula="of:=[$Calculations.A46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7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8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9]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1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52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53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54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5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6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7]" office:value-type="string" office:string-value="3-9  Authority of Ash and Ember [E]  x3 " calcext:value-type="string">
            <text:p>3-9 <text:s/>Authority of Ash and Ember [E] <text:s/>x3 </text:p>
          </table:table-cell>
        </table:table-row>
        <table:table-row table:style-name="ro1">
          <table:table-cell table:formula="of:=[$Calculations.A58]" office:value-type="string" office:string-value="3-6  Ashen Wings [E]                x12 " calcext:value-type="string">
            <text:p>3-6 <text:s/>Ashen Wings [E] <text:s text:c="15"/>x12 </text:p>
          </table:table-cell>
        </table:table-row>
        <table:table-row table:style-name="ro1">
          <table:table-cell table:formula="of:=[$Calculations.A59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60]" office:value-type="string" office:string-value="3-7  Avatar of Ash [E]              x12 [53.5% =&gt; 642.0% Reflexes and Speed]" calcext:value-type="string">
            <text:p>3-7 <text:s/>Avatar of Ash [E] <text:s text:c="13"/>x12 [53.5% =&gt; 642.0% Reflexes and Speed]</text:p>
          </table:table-cell>
        </table:table-row>
        <table:table-row table:style-name="ro1">
          <table:table-cell table:formula="of:=[$Calculations.A61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3]" office:value-type="string" office:string-value="Third: The Primordial Arbiter" calcext:value-type="string">
            <text:p>Third: The Primordial Arbiter</text:p>
          </table:table-cell>
        </table:table-row>
        <table:table-row table:style-name="ro1">
          <table:table-cell table:formula="of:=[$Calculations.A64]" office:value-type="string" office:string-value="3-30 Primordial Shift                x9 " calcext:value-type="string">
            <text:p>3-30 Primordial Shift <text:s text:c="15"/>x9 </text:p>
          </table:table-cell>
        </table:table-row>
        <table:table-row table:style-name="ro1">
          <table:table-cell table:formula="of:=[$Calculations.A65]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</table:table-row>
        <table:table-row table:style-name="ro1">
          <table:table-cell table:formula="of:=[$Calculations.A66]" office:value-type="string" office:string-value="3-30 Fabric Tear                     x4 " calcext:value-type="string">
            <text:p>3-30 Fabric Tear <text:s text:c="20"/>x4 </text:p>
          </table:table-cell>
        </table:table-row>
        <table:table-row table:style-name="ro1">
          <table:table-cell table:formula="of:=[$Calculations.A67]" office:value-type="string" office:string-value="3-30 Reality Warp                    x4 " calcext:value-type="string">
            <text:p>3-30 Reality Warp <text:s text:c="19"/>x4 </text:p>
          </table:table-cell>
        </table:table-row>
        <table:table-row table:style-name="ro1">
          <table:table-cell table:formula="of:=[$Calculations.A68]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</table:table-row>
        <table:table-row table:style-name="ro1">
          <table:table-cell table:formula="of:=[$Calculations.A69]" office:value-type="string" office:string-value="3-30 Space Manipulation             x13 " calcext:value-type="string">
            <text:p>3-30 Space Manipulation <text:s text:c="12"/>x13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71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74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5]" office:value-type="string" office:string-value="3-21 Deviant of Humanity" calcext:value-type="string">
            <text:p>3-21 Deviant of Humanity</text:p>
          </table:table-cell>
        </table:table-row>
        <table:table-row table:style-name="ro1">
          <table:table-cell table:formula="of:=[$Calculations.A77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8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9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80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81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82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84]" office:value-type="string" office:string-value="3-16 Meditation" calcext:value-type="string">
            <text:p>3-16 Meditation</text:p>
          </table:table-cell>
        </table:table-row>
        <table:table-row table:style-name="ro1">
          <table:table-cell table:formula="of:=[$Calculations.A85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7]" office:value-type="string" office:string-value="2-10 Oxygen Repository" calcext:value-type="string">
            <text:p>2-10 Oxygen Repository</text:p>
          </table:table-cell>
        </table:table-row>
        <table:table-row table:style-name="ro1">
          <table:table-cell table:formula="of:=[$Calculations.A88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9]" office:value-type="string" office:string-value="1-11 Soul Perception" calcext:value-type="string">
            <text:p>1-11 Soul Perception</text:p>
          </table:table-cell>
        </table:table-row>
        <table:table-row table:style-name="ro1">
          <table:table-cell table:formula="of:=[$Calculations.A91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92]" office:value-type="string" office:string-value="3-30 Veteran" calcext:value-type="string">
            <text:p>3-30 Veteran</text:p>
          </table:table-cell>
        </table:table-row>
        <table:table-row table:style-name="ro1">
          <table:table-cell table:formula="of:=[$Calculations.A9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6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7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8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9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100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101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102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103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104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5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06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8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09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11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12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13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14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5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6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7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19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20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21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22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23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24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5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7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8]" office:value-type="string" office:string-value="3-18  [68% - 95%] Mental Resistance" calcext:value-type="string">
            <text:p>3-18 <text:s/>[68% - 95%] Mental Resistance</text:p>
          </table:table-cell>
        </table:table-row>
        <table:table-row table:style-name="ro1">
          <table:table-cell table:formula="of:=[$Calculations.A129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30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31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33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34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5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6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7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9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40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41]" office:value-type="string" office:string-value="2-16  [41% - 72%] Soul Magic Resistance" calcext:value-type="string">
            <text:p>2-16 <text:s/>[41% - 72%] Soul Magic Resistance</text:p>
          </table:table-cell>
        </table:table-row>
        <table:table-row table:style-name="ro1">
          <table:table-cell table:formula="of:=[$Calculations.A142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43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44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6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7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8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9]" office:value-type="string" office:string-value="3-16  [66% - 95%] Void Magic Resistance" calcext:value-type="string">
            <text:p>3-16 <text:s/>[66% - 95%] Void Magic Resistance</text:p>
          </table:table-cell>
        </table:table-row>
        <table:table-row table:style-name="ro1">
          <table:table-cell table:formula="of:=[$Calculations.A150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51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52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4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5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6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8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4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5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6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6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7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8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9]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</table:table-row>
        <table:table-row table:style-name="ro1">
          <table:table-cell table:formula="of:=[$Calculations.A171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72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73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74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5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6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7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80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81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82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3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84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7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8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9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91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2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9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94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5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6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6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7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8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1:23:58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1T01:47:29.004000000</dc:date>
    <meta:generator>LibreOffice/7.0.5.2$Windows_X86_64 LibreOffice_project/64390860c6cd0aca4beafafcfd84613dd9dfb63a</meta:generator>
    <meta:editing-duration>P1DT3H38M27S</meta:editing-duration>
    <meta:editing-cycles>168</meta:editing-cycles>
    <meta:document-statistic meta:table-count="2" meta:cell-count="2227" meta:object-count="0"/>
    <meta:user-defined meta:name="AppVersion">16.0300</meta:user-defined>
  </office:meta>
</office:document-meta>
</file>